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roid Sans" svg:font-family="'Droid Sans',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222222" style:font-name="Droid Sans" fo:font-size="14pt" fo:letter-spacing="normal" fo:font-style="normal" fo:font-weight="normal"/>
    </style:style>
    <style:style style:name="T3" style:family="text">
      <style:text-properties fo:font-variant="normal" fo:text-transform="none" fo:color="#222222" style:font-name="Droid Sans" fo:font-size="14pt" fo:letter-spacing="normal" fo:font-style="normal" fo:font-weight="normal" style:font-style-asian="normal" style:font-style-complex="normal"/>
    </style:style>
    <style:style style:name="T4" style:family="text">
      <style:text-properties fo:font-variant="normal" fo:text-transform="none" fo:color="#222222" fo:letter-spacing="normal"/>
    </style:style>
    <style:style style:name="T5" style:family="text">
      <style:text-properties fo:font-variant="normal" fo:text-transform="none" fo:color="#222222" fo:letter-spacing="normal" fo:font-style="normal" style:font-style-asian="normal" style:font-style-complex="normal"/>
    </style:style>
    <style:style style:name="T6"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C Debate:</text:p>
      <text:p text:style-name="Standard"/>
      <text:p text:style-name="Standard">define copyright</text:p>
      <text:p text:style-name="Standard"/>
      <text:p text:style-name="Standard"><text:tab/>A law to prevent the unauthorizeed recreation or distribution of an authors work. </text:p>
      <text:p text:style-name="Standard"/>
      <text:p text:style-name="Standard"/>
      <text:p text:style-name="Standard"/>
      <text:p text:style-name="Standard">Distinction between USER and AUTHOR/PUBLSIHER</text:p>
      <text:p text:style-name="Standard"/>
      <text:p text:style-name="Standard">Limiting free speech? Is the internet free speech forum?</text:p>
      <text:p text:style-name="Standard"/>
      <text:p text:style-name="Standard">Cost benefit analysis: Cost of enforcing copyright is not worth gains</text:p>
      <text:p text:style-name="Standard"/>
      <text:p text:style-name="Standard"/>
      <text:p text:style-name="Standard"/>
      <text:p text:style-name="Standard">Why there should be no copy right laws</text:p>
      <text:p text:style-name="Standard"/>
      <text:p text:style-name="Standard">HAPPY BIRTHDAY WAS COPYRIGHTED UNTIL THIS YEAR. TECHNICALLY NO one could sing it without breaking the law.</text:p>
      <text:p text:style-name="Standard"/>
      <text:p text:style-name="Standard"/>
      <text:p text:style-name="Standard"/>
      <text:p text:style-name="Standard">Contention 1: Copy right limits creativity.</text:p>
      <text:p text:style-name="Standard"><text:tab/><text:tab/><text:span text:style-name="T1">IF they say copyright encourages creativity say it actually limits creativity.</text:span></text:p>
      <text:p text:style-name="Standard"/>
      <text:p text:style-name="Standard"><text:tab/>Evidence:</text:p>
      <text:p text:style-name="Standard"><text:tab/><text:tab/>1. Thousands of people parodied Gangnam style. The video became the most viewed on youtube and gained huge success.</text:p>
      <text:p text:style-name="Standard"><text:tab/></text:p>
      <text:p text:style-name="Standard"><text:tab/>Analysis:</text:p>
      <text:p text:style-name="Standard"><text:tab/><text:tab/>People copying or changing the song did not limit revenue gained by the artist, it skyrocketed its popularity. In our internet culture, the faster something can spread or become, “viral”, the better. Art can reach more people if it is not limited. Artists are in fact being harmed by the copyright laws meant to protect them. If they are producing work people like, people will pay for it. NEED EXAMPLES OF SUCCESS OF CHOOSE YOUR PRICE METHODS OF PAYMENT.</text:p>
      <text:p text:style-name="Standard"/>
      <text:p text:style-name="Standard">Contention 2: Copyright slows ingenuity</text:p>
      <text:p text:style-name="Standard"><text:tab/>The more accessable a file/work/paper is, the faster we can improve upon it.</text:p>
      <text:p text:style-name="Standard"><text:tab/>Evidence:</text:p>
      <text:p text:style-name="Standard"/>
      <text:p text:style-name="Standard"><text:tab/>Analysis</text:p>
      <text:p text:style-name="Standard"/>
      <text:p text:style-name="Standard"/>
      <text:p text:style-name="Standard">Contention 3: Copyright harms the most important people in our society and disenceintevies them from taking risks. Creators</text:p>
      <text:p text:style-name="Standard"/>
      <text:p text:style-name="Standard"><text:tab/>Evidence:</text:p>
      <text:p text:style-name="Standard"/>
      <text:p text:style-name="Standard"><text:soft-page-break/><text:tab/>Analysis:</text:p>
      <text:p text:style-name="Standard"/>
      <text:p text:style-name="Standard">Internet freedoms infringed by copyright. Enforcablilty.(BIT TORRENT GETTING SHUT DOWN IN THE ATTEMPT TO ENFORCE COPYRIGHT. VERY USEFUL WAY TO TRANSFER DATA)</text:p>
      <text:p text:style-name="Standard"/>
      <text:p text:style-name="Standard">What can be copyrighted? A letter? A font? A simple tune?</text:p>
      <text:p text:style-name="Standard"/>
      <text:p text:style-name="Standard">Questions:</text:p>
      <text:p text:style-name="Standard"/>
      <text:p text:style-name="Standard"/>
      <text:p text:style-name="Standard"/>
      <text:p text:style-name="Standard">Arguements for copyright: </text:p>
      <text:p text:style-name="Standard"/>
      <text:p text:style-name="Standard"><text:tab/>Copyright can prevent large companies from using software illegally. Punishment</text:p>
      <text:p text:style-name="Standard"><text:tab/></text:p>
      <text:p text:style-name="Standard"><text:tab/>It allows anyone to create with some security that they will make money from said creation.</text:p>
      <text:p text:style-name="Standard"/>
      <text:p text:style-name="Standard"><text:tab/><text:span text:style-name="T4">“</text:span><text:span text:style-name="T2">is the conviction that the encouragement of individual efforts by personal <text:tab/>gain is the best way to advance public welfare through the talents of authors </text:span> </text:p>
      <text:p text:style-name="Standard"/>
      <text:p text:style-name="Standard"><text:tab/>Copyright is not 100% safe. People still take risk and even if they fail and do not return money <text:tab/>they still contribute new ideas to the public sphere.</text:p>
      <text:p text:style-name="Standard"><text:tab/></text:p>
      <text:p text:style-name="Standard"><text:tab/>Periodicals /scientific journals have to make money somehowe They need to exist. They are not <text:tab/>profit machines.</text:p>
      <text:p text:style-name="Standard"/>
      <text:p text:style-name="Standard"><text:tab/><text:tab/><text:span text:style-name="T1">Counter: </text:span><text:span text:style-name="T6">Copyright makes them profit machines. Copyright allows journals to exist to <text:tab/><text:tab/><text:tab/>make money, not benefit the public good.</text:span></text:p>
      <text:p text:style-name="P1"/>
      <text:p text:style-name="Standard"><text:span text:style-name="T6"><text:tab/></text:span><text:span text:style-name="T5"> </text:span><text:span text:style-name="T3">A copyright does not impose such restraints. Anyone is free to use the ideas, facts or information presented in a copyrighted book or article. The copyright only protects the author’s expression, not the ideas, facts or information. Other writers can draw on them. Other writers are free to independently create similar (indeed closely similar) works; the copyright only prevents substantial copying of the author’s expression.</text:span><text:span text:style-name="T6"> </text:span></text:p>
      <text:p text:style-name="Standard"><text:tab/></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roid Sans" svg:font-family="'Droid Sans',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Graham</meta:initial-creator>
    <meta:creation-date>2013-10-17T23:57:59.74</meta:creation-date>
    <dc:date>2013-10-21T09:26:32.97</dc:date>
    <dc:creator>Daniel Graham</dc:creator>
    <meta:editing-duration>PT2H5M34S</meta:editing-duration>
    <meta:editing-cycles>3</meta:editing-cycles>
    <meta:generator>OpenOffice/4.0.0$Win32 OpenOffice.org_project/400m3$Build-9702</meta:generator>
    <meta:document-statistic meta:table-count="0" meta:image-count="0" meta:object-count="0" meta:page-count="2" meta:paragraph-count="36" meta:word-count="441" meta:character-count="2826"/>
  </office:meta>
</office:document-meta>
</file>